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8.469cm" svg:height="8.16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53cm" svg:height="3.597cm" svg:x="14.198cm" svg:y="3.2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53cm" svg:height="0.876cm" svg:x="14.198cm" svg:y="4.1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14cm" svg:height="5.576cm" svg:x="1.463cm" svg:y="1.4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408cm" svg:height="1.017cm" svg:x="1.5cm" svg:y="1.466cm">
          <draw:text-box>
            <text:p>d_startConditions</text:p>
          </draw:text-box>
        </draw:frame>
        <draw:frame draw:style-name="gr2" xml:id="id1" draw:id="id1" draw:layer="layout" svg:width="2.746cm" svg:height="1.017cm" svg:x="1.789cm" svg:y="2.534cm">
          <draw:text-box>
            <text:p>d_states</text:p>
          </draw:text-box>
        </draw:frame>
        <draw:frame draw:style-name="gr2" draw:layer="layout" svg:width="2.526cm" svg:height="1.017cm" svg:x="1.789cm" svg:y="3.801cm">
          <draw:text-box>
            <text:p>d_rules</text:p>
          </draw:text-box>
        </draw:frame>
        <draw:frame draw:style-name="gr2" draw:layer="layout" svg:width="4.325cm" svg:height="1.017cm" svg:x="1.789cm" svg:y="5.236cm">
          <draw:text-box>
            <text:p>d_finalToRule</text:p>
          </draw:text-box>
        </draw:frame>
        <draw:frame draw:style-name="gr2" draw:text-style-name="P2" xml:id="id2" draw:id="id2" draw:layer="layout" svg:width="4.477cm" svg:height="1.026cm" svg:x="7.603cm" svg:y="2.497cm">
          <draw:text-box>
            <text:p><text:span text:style-name="T1">see States class</text:span></text:p>
          </draw:text-box>
        </draw:frame>
        <draw:connector draw:style-name="gr3" draw:text-style-name="P1" draw:layer="layout" draw:type="line" svg:x1="4.535cm" svg:y1="3.042cm" svg:x2="7.603cm" svg:y2="3.01cm" draw:start-shape="id1" draw:start-glue-point="1" draw:end-shape="id2" svg:d="m4535 3042 3068-32">
          <text:p/>
        </draw:connector>
        <draw:frame draw:style-name="gr2" draw:text-style-name="P2" draw:layer="layout" svg:width="1.679cm" svg:height="1.026cm" svg:x="15.055cm" svg:y="4.025cm">
          <draw:text-box>
            <text:p><text:span text:style-name="T1">Rule</text:span></text:p>
          </draw:text-box>
        </draw:frame>
        <draw:line draw:style-name="gr3" draw:text-style-name="P1" draw:layer="layout" svg:x1="4.36cm" svg:y1="4.36cm" svg:x2="14.198cm" svg:y2="3.223cm">
          <text:p/>
        </draw:line>
        <draw:frame draw:style-name="gr2" draw:text-style-name="P2" draw:layer="layout" svg:width="2.094cm" svg:height="1.026cm" svg:x="14.179cm" svg:y="6.54cm">
          <draw:text-box>
            <text:p><text:span text:style-name="T1">vector</text:span></text:p>
          </draw:text-box>
        </draw:frame>
        <draw:custom-shape draw:style-name="gr1" draw:text-style-name="P1" draw:layer="layout" svg:width="4.006cm" svg:height="3.596cm" svg:x="7.844cm" svg:y="4.6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06cm" svg:height="1.137cm" svg:x="7.844cm" svg:y="5.869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177cm" svg:height="1.017cm" svg:x="7.751cm" svg:y="5.869cm">
          <draw:text-box>
            <text:p>size_t <text:s text:c="2"/>size_t</text:p>
          </draw:text-box>
        </draw:frame>
        <draw:line draw:style-name="gr3" draw:text-style-name="P1" draw:layer="layout" svg:x1="11.646cm" svg:y1="6.186cm" svg:x2="14.161cm" svg:y2="4.472cm">
          <text:p/>
        </draw:line>
        <draw:frame draw:style-name="gr2" draw:text-style-name="P2" draw:layer="layout" svg:width="3.089cm" svg:height="1.026cm" svg:x="7.62cm" svg:y="8.03cm">
          <draw:text-box>
            <text:p><text:span text:style-name="T1">hashtable</text:span></text:p>
          </draw:text-box>
        </draw:frame>
        <draw:line draw:style-name="gr3" draw:text-style-name="P1" draw:layer="layout" svg:x1="5.869cm" svg:y1="5.571cm" svg:x2="7.826cm" svg:y2="4.602cm">
          <text:p/>
        </draw:line>
        <draw:frame draw:style-name="gr2" draw:layer="layout" svg:width="1.996cm" svg:height="1.017cm" svg:x="2.982cm" svg:y="7.006cm">
          <draw:text-box>
            <text:p>Rules</text:p>
          </draw:text-box>
        </draw:frame>
        <draw:line draw:style-name="gr4" draw:text-style-name="P1" draw:layer="layout" svg:x1="6.828cm" svg:y1="1.992cm" svg:x2="8.023cm" svg:y2="1.878cm">
          <text:p/>
        </draw:line>
        <draw:frame draw:style-name="gr2" draw:text-style-name="P2" draw:layer="layout" svg:width="7.089cm" svg:height="1.026cm" svg:x="7.974cm" svg:y="1.274cm">
          <draw:text-box>
            <text:p><text:span text:style-name="T1">see StartConditions clas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Charter'" style:font-style-name="Regular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229cm" draw:marker-end="Arrow" draw:marker-end-width="0.229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fill="none" draw:fill-image-width="0cm" draw:fill-image-height="0cm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 draw:page-number="1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.487cm" svg:height="1.363cm" svg:x="1.916cm" svg:y="1.324cm" presentation:class="title" presentation:placeholder="true">
        <draw:text-box/>
      </draw:frame>
      <draw:frame presentation:style-name="Default-outline1" draw:layer="backgroundobjects" svg:width="16.487cm" svg:height="9.673cm" svg:x="1.916cm" svg:y="2.908cm" presentation:class="outline" presentation:placeholder="true">
        <draw:text-box/>
      </draw:frame>
      <draw:frame presentation:style-name="Mpr1" draw:text-style-name="MP1" draw:layer="backgroundobjects" svg:width="4.268cm" svg:height="0.563cm" svg:x="1.916cm" svg:y="8.4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806cm" svg:height="0.563cm" svg:x="7.265cm" svg:y="8.4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268cm" svg:height="0.563cm" svg:x="14.135cm" svg:y="8.4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0-12-03T22:31:45</meta:creation-date>
    <meta:editing-duration>PT44M26S</meta:editing-duration>
    <meta:editing-cycles>8</meta:editing-cycles>
    <dc:date>2012-02-05T21:56:54</dc:date>
    <meta:generator>LibreOffice/3.4$Linux LibreOffice_project/340m1$Build-502</meta:generator>
    <meta:document-statistic meta:object-count="45"/>
  </office:meta>
</office:document-meta>
</file>